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e5e5e5"/>
    </style:style>
    <style:style style:name="gr2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svg:stroke-width="0.1cm" draw:fill-color="#bfbfbf"/>
    </style:style>
    <style:style style:name="gr4" style:family="graphic" style:parent-style-name="standard">
      <style:graphic-properties svg:stroke-width="0.1cm" draw:fill-color="#7f7f7f"/>
    </style:style>
    <style:style style:name="gr5" style:family="graphic" style:parent-style-name="standard">
      <style:graphic-properties svg:stroke-width="0.1cm" draw:fill-color="#4d4d4d"/>
    </style:style>
    <style:style style:name="gr6" style:family="graphic" style:parent-style-name="standard">
      <style:graphic-properties draw:stroke="none" draw:fill="none" draw:textarea-horizontal-align="center" draw:textarea-vertical-align="middle" draw:auto-grow-width="true" fo:min-height="0.284cm" fo:min-width="0.189cm"/>
    </style:style>
  </office:automatic-styles>
  <office:body>
    <office:drawing>
      <draw:page draw:name="page1" draw:style-name="dp1" draw:master-page-name="Default">
        <draw:g>
          <draw:glue-point draw:id="4" svg:x="0.83cm" svg:y="3.109cm"/>
          <draw:polygon draw:style-name="gr1" draw:layer="layout" svg:width="0.066cm" svg:height="1.135cm" svg:x="0.408cm" svg:y="0.487cm" svg:viewBox="0 0 67 1136" draw:points="0,1136 67,1136 47,0 19,0">
            <text:p/>
          </draw:polygon>
          <draw:polygon draw:style-name="gr2" draw:layer="layout" svg:width="0.066cm" svg:height="1.135cm" svg:x="0.408cm" svg:y="0.487cm" svg:viewBox="0 0 67 1136" draw:points="0,1136 67,1136 47,0 19,0">
            <text:p/>
          </draw:polygon>
          <draw:path draw:style-name="gr3" draw:layer="layout" svg:width="0.212cm" svg:height="0.445cm" svg:x="0.477cm" svg:y="0cm" svg:viewBox="0 0 213 446" svg:d="m9 445c-18-10-9-19 29-124 38-94 153-330 173-321 19 9-87 208-116 284-28 75-67 170-86 161z">
            <text:p/>
          </draw:path>
          <draw:path draw:style-name="gr2" draw:layer="layout" svg:width="0.212cm" svg:height="0.445cm" svg:x="0.477cm" svg:y="0cm" svg:viewBox="0 0 213 446" svg:d="m9 445c-18-10-9-19 29-124 38-94 153-330 173-321 19 9-87 208-116 284-28 75-67 170-86 161">
            <text:p/>
          </draw:path>
          <draw:path draw:style-name="gr4" draw:layer="layout" svg:width="0.276cm" svg:height="0.556cm" svg:x="0.481cm" svg:y="0.46cm" svg:viewBox="0 0 277 557" svg:d="m9 3c-28 9 19 66 29 95 19 29 229 468 239 459 9-10-163-373-192-430s-47-143-76-124z">
            <text:p/>
          </draw:path>
          <draw:path draw:style-name="gr2" draw:layer="layout" svg:width="0.276cm" svg:height="0.556cm" svg:x="0.481cm" svg:y="0.46cm" svg:viewBox="0 0 277 557" svg:d="m9 3c-28 9 19 66 29 95 19 29 229 468 239 459 9-10-163-373-192-430s-47-143-76-124">
            <text:p/>
          </draw:path>
          <draw:path draw:style-name="gr3" draw:layer="layout" svg:width="0.131cm" svg:height="0.075cm" svg:x="0.343cm" svg:y="0.446cm" svg:viewBox="0 0 132 76" svg:d="m42 20c39-19 78-28 88-10 9 29-20 29-68 48-49 19-49 28-59 0-9-29 0-19 49-38z">
            <text:p/>
          </draw:path>
          <draw:path draw:style-name="gr2" draw:layer="layout" svg:width="0.131cm" svg:height="0.075cm" svg:x="0.343cm" svg:y="0.446cm" svg:viewBox="0 0 132 76" svg:d="m42 20c39-19 78-28 88-10 9 29-20 29-68 48-49 19-49 28-59 0-9-29 0-19 49-38">
            <text:p/>
          </draw:path>
          <draw:path draw:style-name="gr1" draw:layer="layout" svg:width="0.105cm" svg:height="0.06cm" svg:x="0.44cm" svg:y="0.422cm" svg:viewBox="0 0 106 61" svg:d="m97 4c9 9-10 18-48 45s-38 0-38-9c-9-9-27-36 19-36 48 0 67-9 76 0z">
            <text:p/>
          </draw:path>
          <draw:path draw:style-name="gr2" draw:layer="layout" svg:width="0.105cm" svg:height="0.06cm" svg:x="0.44cm" svg:y="0.422cm" svg:viewBox="0 0 106 61" svg:d="m97 4c9 9-10 18-48 45s-38 0-38-9c-9-9-27-36 19-36 48 0 67-9 76 0">
            <text:p/>
          </draw:path>
          <draw:path draw:style-name="gr5" draw:layer="layout" svg:width="0.484cm" svg:height="0.117cm" svg:x="0cm" svg:y="0.346cm" svg:viewBox="0 0 485 118" svg:d="m485 107c-10 19-77 10-134 0-47-10-351-87-351-106 0-9 313 48 361 58 47 9 124 19 114 48z">
            <text:p/>
          </draw:path>
          <draw:path draw:style-name="gr2" draw:layer="layout" svg:width="0.484cm" svg:height="0.117cm" svg:x="0cm" svg:y="0.346cm" svg:viewBox="0 0 485 118" svg:d="m485 107c-10 19-77 10-134 0-47-10-351-87-351-106 0-9 313 48 361 58 47 9 124 19 114 48">
            <text:p/>
          </draw:path>
          <draw:frame draw:style-name="gr6" draw:layer="layout" svg:width="0.189cm" svg:height="1.025cm" svg:x="0.347cm" svg:y="1.346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Wind Turbine</dc:title>
    <meta:creation-date>2011-02-07T16:48:47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